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Chanda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Chandas" fo:font-size="12pt" fo:font-weight="normal" officeooo:rsid="00059f7e" officeooo:paragraph-rsid="00059f7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 { [ &lt;</text:span><text:line-break/><text:span text:style-name="T1">= + - * / : ; ! _ &amp; % ” |</text:span></text:p>
      <text:p text:style-name="P2"><text:span text:style-name="T1">öÖ <text:s/>;:</text:span></text:p>
      <text:p text:style-name="P2"><text:span text:style-name="T1">äÄ <text:s/>‘”</text:span></text:p>
      <text:p text:style-name="P2"><text:span text:style-name="T1">-_ <text:s/>/?</text:span></text:p>
      <text:p text:style-name="P2"><text:span text:style-name="T1">#up |</text:span></text:p>
      <text:p text:style-name="P2"><text:span text:style-name="T1">1up <text:s/>!</text:span></text:p>
      <text:p text:style-name="P2"><text:span text:style-name="T1">7up <text:s/>&amp;</text:span></text:p>
      <text:p text:style-name="P2"><text:span text:style-name="T1">5up <text:s/>% </text:span></text:p>
      <text:p text:style-name="P2"><text:span text:style-name="T1">3 up <text:s/>#</text:span></text:p>
      <text:p text:style-name="P2"><text:span text:style-name="T1">8up <text:s/>*</text:span></text:p>
      <text:p text:style-name="P2"><text:span text:style-name="T1">2up @</text:span></text:p>
      <text:p text:style-name="P2"><text:span text:style-name="T1">ß? <text:s/>-_</text:span></text:p>
      <text:p text:style-name="P2"><text:span text:style-name="T1">´` <text:s/>=+</text:span></text:p>
      <text:p text:style-name="P2"><text:span text:style-name="T1">,. <text:s/>&lt;&gt;</text:span></text:p>
      <text:p text:style-name="P2"><text:span text:style-name="T1">90 <text:s/>()</text:span></text:p>
      <text:p text:style-name="P2"><text:span text:style-name="T1">ü+ <text:s/>[]</text:span></text:p>
      <text:p text:style-name="P2"><text:span text:style-name="T1">Ü* <text:s/>{}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6:08.388017659</meta:creation-date>
    <dc:date>2019-12-02T11:16:59.884271018</dc:date>
    <meta:editing-duration>PT11S</meta:editing-duration>
    <meta:editing-cycles>1</meta:editing-cycles>
    <meta:document-statistic meta:table-count="0" meta:image-count="0" meta:object-count="0" meta:page-count="1" meta:paragraph-count="17" meta:word-count="50" meta:character-count="129" meta:non-whitespace-character-count="81"/>
    <meta:generator>LibreOffice/6.0.7.3$Linux_X86_64 LibreOffice_project/00m0$Build-3</meta:generator>
  </office:meta>
</office:document-meta>
</file>